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E0900001531ED05710E.svm"/>
  <manifest:file-entry manifest:media-type="" manifest:full-path="Pictures/200000070000666D00002DE541C84BE2.svm"/>
  <manifest:file-entry manifest:media-type="" manifest:full-path="Pictures/2000000700006530000034ECD85C7F69.svm"/>
  <manifest:file-entry manifest:media-type="" manifest:full-path="Pictures/20000007000046CD00001AE018CF0879.svm"/>
  <manifest:file-entry manifest:media-type="" manifest:full-path="Pictures/200000070000462E0000087B3DED6321.svm"/>
  <manifest:file-entry manifest:media-type="" manifest:full-path="Pictures/2000000700004614000011939DE84BA4.svm"/>
  <manifest:file-entry manifest:media-type="" manifest:full-path="Pictures/20000007000043B300000E0F3D465A5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D Engine Training</text:p>
      <text:p text:style-name="Standard"/>
      <text:p text:style-name="P1">I. <text:span text:style-name="T2">Overview FastBuild.</text:span></text:p>
      <text:p text:style-name="Standard"><text:tab/><text:span text:style-name="T1">1. </text:span><text:span text:style-name="T3">Download:</text:span></text:p>
      <text:p text:style-name="P3"><text:span text:style-name="T1"><text:tab/><text:tab/></text:span><text:a xlink:type="simple" xlink:href="http://www.fastbuild.org/docs/download.html" text:style-name="Internet_20_link" text:visited-style-name="Visited_20_Internet_20_Link"><text:span text:style-name="T6">http://www.fastbuild.org/docs/download.html</text:span></text:a></text:p>
      <text:p text:style-name="Standard"/>
      <text:p text:style-name="Standard"><draw:frame draw:style-name="fr1" draw:name="graphics1" text:anchor-type="paragraph" svg:width="6.6925in" svg:height="2.9984in" draw:z-index="0"><draw:image xlink:href="Pictures/200000070000666D00002DE541C84BE2.svm" xlink:type="simple" xlink:show="embed" xlink:actuate="onLoad"/></draw:frame></text:p>
      <text:p text:style-name="Standard"><text:tab/>- Add Fastbuild to "Tools" folder:</text:p>
      <text:p text:style-name="Standard"/>
      <text:p text:style-name="Standard"><draw:frame draw:style-name="fr1" draw:name="graphics2" text:anchor-type="paragraph" svg:width="6.6925in" svg:height="1.389in" draw:z-index="1"><draw:image xlink:href="Pictures/20000007000043B300000E0F3D465A5F.svm" xlink:type="simple" xlink:show="embed" xlink:actuate="onLoad"/></draw:frame><text:tab/></text:p>
      <text:p text:style-name="Standard"><text:tab/></text:p>
      <text:p text:style-name="Standard"><text:span text:style-name="T1"><text:tab/>2. </text:span><text:span text:style-name="T3">TASK:</text:span><text:span text:style-name="T4"> </text:span><text:span text:style-name="T1">Build Example.</text:span></text:p>
      <text:p text:style-name="Standard"><text:tab/><text:tab/>Read this doc and build it:</text:p>
      <text:p text:style-name="Standard"><text:tab/><text:tab/><text:a xlink:type="simple" xlink:href="http://www.fastbuild.org/docs/examples/helloworld_windows.html" text:style-name="Internet_20_link" text:visited-style-name="Visited_20_Internet_20_Link">http://www.fastbuild.org/docs/examples/helloworld_windows.html</text:a></text:p>
      <text:p text:style-name="Standard"/>
      <text:p text:style-name="Standard"><text:span text:style-name="T1"><text:tab/>3. </text:span><text:span text:style-name="T3">GUIDE:</text:span><text:span text:style-name="T5"> Check example at:</text:span></text:p>
      <text:p text:style-name="P4"/>
      <text:p text:style-name="Standard"><draw:frame draw:style-name="fr1" draw:name="graphics3" text:anchor-type="paragraph" svg:width="6.6925in" svg:height="1.6783in" draw:z-index="2"><draw:image xlink:href="Pictures/2000000700004614000011939DE84BA4.svm" xlink:type="simple" xlink:show="embed" xlink:actuate="onLoad"/></draw:frame></text:p>
      <text:p text:style-name="Standard"/>
      <text:p text:style-name="Standard"/>
      <text:p text:style-name="P1"><text:soft-page-break/>II. <text:span text:style-name="T2">Build 3D Engine Project Win32.</text:span></text:p>
      <text:p text:style-name="P1"><text:tab/>1. <text:span text:style-name="T2">TASK:</text:span> Using Fastbuild and build your project for Win32 platform.</text:p>
      <text:p text:style-name="P1"><text:tab/></text:p>
      <text:p text:style-name="Standard"><text:span text:style-name="T1"><text:tab/>2. </text:span><text:span text:style-name="T3">GUIDE:</text:span><text:span text:style-name="T1"> 3DEngine_02_Build_Win32_With_FastBuild_Add_Menu_BUILD.zip</text:span></text:p>
      <text:p text:style-name="Standard"><text:tab/><text:tab/>- Add new file "fbuild.bff" to build Win32:</text:p>
      <text:p text:style-name="Standard"/>
      <text:p text:style-name="Standard"><draw:frame draw:style-name="fr1" draw:name="graphics4" text:anchor-type="paragraph" svg:width="6.6925in" svg:height="0.8083in" draw:z-index="3"><draw:image xlink:href="Pictures/200000070000462E0000087B3DED6321.svm" xlink:type="simple" xlink:show="embed" xlink:actuate="onLoad"/></draw:frame></text:p>
      <text:p text:style-name="Standard"><text:tab/><text:tab/>- Output build:</text:p>
      <text:p text:style-name="Standard"/>
      <text:p text:style-name="Standard"><draw:frame draw:style-name="fr1" draw:name="graphics5" text:anchor-type="paragraph" svg:width="6.6925in" svg:height="1.8173in" draw:z-index="4"><draw:image xlink:href="Pictures/2000000700004E0900001531ED05710E.svm" xlink:type="simple" xlink:show="embed" xlink:actuate="onLoad"/></draw:frame></text:p>
      <text:p text:style-name="Standard"><text:tab/><text:tab/>- Add a menu to build:</text:p>
      <text:p text:style-name="Standard"/>
      <text:p text:style-name="Standard"><draw:frame draw:style-name="fr1" draw:name="graphics6" text:anchor-type="paragraph" svg:width="6.6925in" svg:height="2.5398in" draw:z-index="5"><draw:image xlink:href="Pictures/20000007000046CD00001AE018CF087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7" text:anchor-type="paragraph" svg:width="6.6925in" svg:height="3.5in" draw:z-index="6"><draw:image xlink:href="Pictures/2000000700006530000034ECD85C7F69.svm" xlink:type="simple" xlink:show="embed" xlink:actuate="onLoad"/></draw:frame></text:p>
      <text:p text:style-name="P1">III. <text:span text:style-name="T2">Build 3D Engine Project Android.</text:span></text:p>
      <text:p text:style-name="P1"><text:tab/>1. <text:span text:style-name="T2">TASK:</text:span> Build Android with Fastbuild:</text:p>
      <text:p text:style-name="P1"><text:tab/>2. <text:span text:style-name="T2">GUIDE:</text:span></text:p>
      <text:p text:style-name="P1"><text:tab/><text:tab/>- Command line to build ".o" with Clang:</text:p>
      <text:p text:style-name="Standard">"Y:\android-ndk-r14\toolchains\llvm\prebuilt\windows-x86_64\bin\clang++.exe" "-IY:\android-ndk-r14\sysroot\usr\include" "-IY:\android-ndk-r14\sources\cxx-stl\llvm-libc++\include" "-IY:\android-ndk-r14\platforms\android-21\arch-arm\usr\include" -target armv7-none-linux-androideabi -c "D:\OneDrive\3DEngineTraining\3DEngine\Source\Game\native-lib.cpp" -o "D:\OneDrive\3DEngineTraining\3DEngine\Source\Game\native.o"</text:p>
      <text:p text:style-name="Standard"/>
      <text:p text:style-name="P1"><text:tab/><text:tab/>- Command line to build ".so" with Clang:</text:p>
      <text:p text:style-name="Standard">"Y:\android-ndk-r14\toolchains\llvm\prebuilt\windows-x86_64\bin\clang++.exe" -Wl,-soname,"D:\OneDrive\3DEngineTraining\3DEngine\Source\Game\nativeso.so" -shared "D:\OneDrive\3DEngineTraining\3DEngine\Source\Game\native.o" <text:s/>-lstdc++ -lGLESv2 -llog -lc -lm -lz -ldl -lgcc -landroid -lOpenSLES -lEGL -lgcc -gcc-toolchain "Y:\android-ndk-r14\toolchains\arm-linux-androideabi-4.9\prebuilt\windows-x86_64" -march=armv7-a -target armv7-none-linux-androideabi --sysroot="Y:\android-ndk-r14\platforms\android-21\arch-arm" -o "D:\OneDrive\3DEngineTraining\3DEngine\Source\Game\nativeso.so" -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4M26S</meta:editing-duration>
    <meta:editing-cycles>73</meta:editing-cycles>
    <meta:generator>OpenOffice/4.1.2$Win32 OpenOffice.org_project/412m3$Build-9782</meta:generator>
    <dc:date>2018-03-28T09:26:05.89</dc:date>
    <meta:document-statistic meta:table-count="0" meta:image-count="7" meta:object-count="0" meta:page-count="3" meta:paragraph-count="25" meta:word-count="134" meta:character-count="1704"/>
    <meta:user-defined meta:name="Info 1"/>
    <meta:user-defined meta:name="Info 2"/>
    <meta:user-defined meta:name="Info 3"/>
    <meta:user-defined meta:name="Info 4"/>
  </office:meta>
</office:document-meta>
</file>